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A80000001E6B881F8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end="Arrow" draw:marker-end-width="0.1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fill="none" draw:fill-color="#ffffff" fo:min-height="0.5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fill="none" draw:fill-color="#ffffff" fo:min-height="0.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fill="none" draw:fill-color="#ffffff" fo:min-height="1.42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0.836cm" svg:x="1cm" svg:y="14.431cm">
          <draw:image xlink:href="Pictures/10000000000002A80000001E6B881F80.png" xlink:type="simple" xlink:show="embed" xlink:actuate="onLoad">
            <text:p/>
          </draw:image>
        </draw:frame>
        <draw:custom-shape draw:style-name="gr2" draw:text-style-name="P1" draw:layer="layout" svg:width="0.8cm" svg:height="0.7cm" svg:x="2.2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7cm" svg:x="3.6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11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0.7cm" svg:x="12.4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11.7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7cm" svg:x="17.9cm" svg:y="14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5cm" svg:y1="16cm" svg:x2="2.5cm" svg:y2="15.3cm">
          <text:p/>
        </draw:line>
        <draw:frame draw:style-name="gr4" draw:text-style-name="P2" draw:layer="layout" svg:width="2.9cm" svg:height="0.813cm" svg:x="1.2cm" svg:y="15.8cm">
          <draw:text-box>
            <text:p text:style-name="P2"><text:span text:style-name="T1">Save board</text:span></text:p>
          </draw:text-box>
        </draw:frame>
        <draw:line draw:style-name="gr3" draw:text-style-name="P1" draw:layer="layout" svg:x1="4cm" svg:y1="13.7cm" svg:x2="4cm" svg:y2="14.5cm">
          <text:p/>
        </draw:line>
        <draw:frame draw:style-name="gr4" draw:text-style-name="P2" draw:layer="layout" svg:width="3.7cm" svg:height="0.813cm" svg:x="2.6cm" svg:y="13.087cm">
          <draw:text-box>
            <text:p text:style-name="P2"><text:span text:style-name="T1">Module editor</text:span></text:p>
          </draw:text-box>
        </draw:frame>
        <draw:line draw:style-name="gr3" draw:text-style-name="P1" draw:layer="layout" svg:x1="11.4cm" svg:y1="15.9cm" svg:x2="11.4cm" svg:y2="15.2cm">
          <text:p/>
        </draw:line>
        <draw:frame draw:style-name="gr4" draw:text-style-name="P2" draw:layer="layout" svg:width="3.5cm" svg:height="0.813cm" svg:x="9.9cm" svg:y="15.7cm">
          <draw:text-box>
            <text:p text:style-name="P2"><text:span text:style-name="T1">Read Netlist</text:span></text:p>
          </draw:text-box>
        </draw:frame>
        <draw:line draw:style-name="gr3" draw:text-style-name="P1" draw:layer="layout" svg:x1="12cm" svg:y1="13.7cm" svg:x2="12cm" svg:y2="14.5cm">
          <text:p/>
        </draw:line>
        <draw:frame draw:style-name="gr5" draw:text-style-name="P2" draw:layer="layout" svg:width="6.2cm" svg:height="0.9cm" svg:x="8.9cm" svg:y="13cm">
          <draw:text-box>
            <text:p text:style-name="P2"><text:span text:style-name="T1">Perform design rules check</text:span></text:p>
          </draw:text-box>
        </draw:frame>
        <draw:line draw:style-name="gr3" draw:text-style-name="P1" draw:layer="layout" svg:x1="14.8cm" svg:y1="15.9cm" svg:x2="14.8cm" svg:y2="15.2cm">
          <text:p/>
        </draw:line>
        <draw:frame draw:style-name="gr4" draw:text-style-name="P2" draw:layer="layout" svg:width="5cm" svg:height="0.813cm" svg:x="12.751cm" svg:y="15.687cm">
          <draw:text-box>
            <text:p text:style-name="P2"><text:span text:style-name="T1">Select working layer</text:span></text:p>
          </draw:text-box>
        </draw:frame>
        <draw:line draw:style-name="gr3" draw:text-style-name="P1" draw:layer="layout" svg:x1="18.2cm" svg:y1="13cm" svg:x2="18.2cm" svg:y2="14.5cm">
          <text:p/>
        </draw:line>
        <draw:frame draw:style-name="gr6" draw:text-style-name="P2" draw:layer="layout" svg:width="7.8cm" svg:height="1.725cm" svg:x="12.7cm" svg:y="12.375cm">
          <draw:text-box>
            <text:p text:style-name="P2"><text:span text:style-name="T1">Manual/automatic move and place </text:span></text:p>
          </draw:text-box>
        </draw:frame>
        <draw:line draw:style-name="gr3" draw:text-style-name="P1" draw:layer="layout" svg:x1="17.6cm" svg:y1="16.5cm" svg:x2="17.6cm" svg:y2="15.2cm">
          <text:p/>
        </draw:line>
        <draw:custom-shape draw:style-name="gr2" draw:text-style-name="P1" draw:layer="layout" svg:width="0.7cm" svg:height="0.7cm" svg:x="17.2cm" svg:y="14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7.8cm" svg:height="1.725cm" svg:x="13.4cm" svg:y="16.375cm">
          <draw:text-box>
            <text:p text:style-name="P2"><text:span text:style-name="T1">Show active layer selections and select layer pair for route and pl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6T11:51:36</dc:date>
    <dc:creator>Rakhi </dc:creator>
    <meta:document-statistic meta:object-count="22"/>
    <meta:generator>LibreOffice/3.5$Linux_x86 LibreOffice_project/350m1$Build-2</meta:generator>
  </office:meta>
</office:document-meta>
</file>